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8.5cm" fo:margin-left="3.159cm" fo:margin-right="5.427cm" table:align="margins"/>
    </style:style>
    <style:style style:name="Table2.A" style:family="table-column">
      <style:table-column-properties style:column-width="8.5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style:font-name="Consolas" fo:font-size="15pt" style:font-size-asian="15pt" style:font-size-complex="15pt"/>
    </style:style>
    <style:style style:name="P2" style:family="paragraph" style:parent-style-name="Frame_20_contents">
      <style:paragraph-properties fo:margin-top="0cm" fo:margin-bottom="0cm" fo:text-align="start" style:justify-single-word="false"/>
    </style:style>
    <style:style style:name="P3" style:family="paragraph" style:parent-style-name="Table_20_Contents">
      <style:paragraph-properties fo:margin-top="0cm" fo:margin-bottom="0cm"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fo:margin-top="0cm" fo:margin-bottom="0cm" style:vertical-pos="middle" style:vertical-rel="baseline" style:horizontal-pos="from-left" style:horizontal-rel="paragraph" fo:padding="0cm" fo:border="none" style:shadow="non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image: o.my_qr" text:anchor-type="as-char" svg:width="8.029cm" svg:height="2.958cm" draw:z-index="0"><draw:text-box><text:p text:style-name="P2"/></draw:text-box></draw:frame></text:p>
            <text:p text:style-name="P3"><text:placeholder text:placeholder-type="text" text:description="o.kod">&lt;o.kod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cm" fo:page-height="5.5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9T12:19:13.78</meta:creation-date>
    <dc:date>2023-10-05T16:46:55.82</dc:date>
    <meta:editing-duration>PT1H49M19S</meta:editing-duration>
    <meta:editing-cycles>35</meta:editing-cycles>
    <meta:generator>OpenOffice/4.1.14$Win32 OpenOffice.org_project/4114m1$Build-9811</meta:generator>
    <dc:creator>Faris Brkic</dc:creator>
    <meta:document-statistic meta:table-count="1" meta:image-count="0" meta:object-count="0" meta:page-count="1" meta:paragraph-count="2" meta:word-count="1" meta:character-count="8"/>
  </office:meta>
</office:document-meta>
</file>